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500000065EE7D63290902AE95.png" manifest:media-type="image/png"/>
  <manifest:file-entry manifest:full-path="Pictures/10000F3300000A7000000A707FE758CF48D94BA4.svg" manifest:media-type="image/svg+xml"/>
  <manifest:file-entry manifest:full-path="Pictures/100002010000006500000065E5D0FC70099B64B8.png" manifest:media-type="image/png"/>
  <manifest:file-entry manifest:full-path="Pictures/10000E7800000A7000000A702A79A968E3F0442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0.75cm" fo:min-width="1.499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75cm" fo:min-width="1.501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0.751cm" fo:min-width="1.501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749cm" fo:min-width="1.501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.25cm" fo:min-width="9.401cm"/>
      <style:paragraph-properties style:writing-mode="lr-tb"/>
    </style:style>
    <style:style style:name="P1" style:family="paragraph">
      <style:paragraph-properties fo:text-align="center"/>
      <style:text-properties style:font-name="Liberation Sans Narrow" fo:font-size="10pt" fo:font-weight="bold"/>
    </style:style>
    <style:style style:name="P2" style:family="paragraph">
      <loext:graphic-properties draw:fill="none"/>
      <style:paragraph-properties fo:text-align="center"/>
      <style:text-properties style:font-name="Liberation Sans Narrow" fo:font-size="10pt" fo:font-weight="bold" style:font-size-asian="16pt" style:font-size-complex="16pt"/>
    </style:style>
    <style:style style:name="P3" style:family="paragraph">
      <style:paragraph-properties fo:text-align="start"/>
      <style:text-properties style:font-name="Liberation Sans Narrow" fo:font-size="10pt" fo:font-weight="bold"/>
    </style:style>
    <style:style style:name="P4" style:family="paragraph">
      <loext:graphic-properties draw:fill="none"/>
      <style:paragraph-properties fo:text-align="start"/>
      <style:text-properties style:font-name="Liberation Sans Narrow" fo:font-size="10pt" fo:font-weight="bold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start"/>
      <style:text-properties style:font-name="Liberation Sans Narrow" fo:font-size="10pt" fo:font-style="italic" fo:font-weight="normal" style:font-style-asian="italic" style:font-weight-asian="normal" style:font-style-complex="italic" style:font-weight-complex="normal"/>
    </style:style>
    <style:style style:name="P8" style:family="paragraph">
      <loext:graphic-properties draw:fill="none"/>
      <style:paragraph-properties fo:text-align="start"/>
      <style:text-properties style:font-name="Liberation Sans Narrow" fo:font-size="10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fo:font-size="9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999cm" svg:height="1cm" svg:x="4.501cm" svg:y="10.85cm">
          <text:p text:style-name="P1"><text:span text:style-name="T1">C1. </text:span></text:p>
          <text:p text:style-name="P1"><text:span text:style-name="T1">Coule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999cm" svg:height="1cm" svg:x="8.501cm" svg:y="10.85cm">
          <text:p text:style-name="P1"><text:span text:style-name="T1">R1. </text:span></text:p>
          <text:p text:style-name="P1"><text:span text:style-name="T1">Ombr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01cm" svg:height="1cm" svg:x="10.5cm" svg:y="10.85cm">
          <text:p text:style-name="P1"><text:span text:style-name="T1">R2. Courbes </text:span></text:p>
          <text:p text:style-name="P1"><text:span text:style-name="T1">de niv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999cm" svg:height="1cm" svg:x="12.501cm" svg:y="10.85cm">
          <text:p text:style-name="P1"><text:span text:style-name="T1">R3. Carte </text:span></text:p>
          <text:p text:style-name="P1"><text:span text:style-name="T1">des éca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01cm" svg:height="1cm" svg:x="6.5cm" svg:y="10.85cm">
          <text:p text:style-name="P1"><text:span text:style-name="T1">L1. Illumina-</text:span></text:p>
          <text:p text:style-name="P1"><text:span text:style-name="T1">tion glob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01cm" svg:height="1cm" svg:x="14.5cm" svg:y="10.85cm">
          <text:p text:style-name="P1"><text:span text:style-name="T1">R4. </text:span></text:p>
          <text:p text:style-name="P1"><text:span text:style-name="T1">Pointosité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999cm" svg:height="1cm" svg:x="16.501cm" svg:y="10.85cm">
          <text:p text:style-name="P1"><text:span text:style-name="T1">zH. </text:span></text:p>
          <text:p text:style-name="P1"><text:span text:style-name="T1">Habill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001cm" svg:height="1.001cm" svg:x="2.5cm" svg:y="11.85cm">
          <text:p text:style-name="P3"><text:span text:style-name="T1">1. Territo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001cm" svg:height="0.999cm" svg:x="2.5cm" svg:y="12.851cm">
          <text:p text:style-name="P3"><text:span text:style-name="T1">2. Rayon M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001cm" svg:height="1cm" svg:x="2.5cm" svg:y="13.85cm">
          <text:p text:style-name="P3"><text:span text:style-name="T1">3. Environne-</text:span></text:p>
          <text:p text:style-name="P3"><text:span text:style-name="T1">ment pro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001cm" svg:height="1cm" svg:x="2.5cm" svg:y="14.85cm">
          <text:p text:style-name="P3"><text:span text:style-name="T1">4. Structure</text:span></text:p>
          <text:p text:style-name="P3"><text:span text:style-name="T1">tumul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001cm" svg:height="1.001cm" svg:x="2.5cm" svg:y="15.85cm">
          <text:p text:style-name="P3"><text:span text:style-name="T1">5. Structures</text:span></text:p>
          <text:p text:style-name="P3"><text:span text:style-name="T1">inter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001cm" svg:height="0.999cm" svg:x="2.5cm" svg:y="16.851cm">
          <text:p text:style-name="P3"><text:span text:style-name="T1">6. Bloc orné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001cm" svg:height="1cm" svg:x="2.5cm" svg:y="17.85cm">
          <text:p text:style-name="P3"><text:span text:style-name="T1">7. Mobi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cm" svg:height="1cm" svg:x="5cm" svg:y="17.8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frame draw:style-name="gr5" draw:text-style-name="P5" draw:layer="layout" svg:width="1cm" svg:height="1cm" svg:x="7cm" svg:y="17.8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frame draw:style-name="gr5" draw:text-style-name="P5" draw:layer="layout" svg:width="1cm" svg:height="1cm" svg:x="9cm" svg:y="17.8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frame draw:style-name="gr5" draw:text-style-name="P5" draw:layer="layout" svg:width="1cm" svg:height="1cm" svg:x="11cm" svg:y="17.8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frame draw:style-name="gr5" draw:text-style-name="P5" draw:layer="layout" svg:width="1cm" svg:height="1cm" svg:x="13cm" svg:y="17.8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frame draw:style-name="gr5" draw:text-style-name="P5" draw:layer="layout" svg:width="1cm" svg:height="1cm" svg:x="15cm" svg:y="17.8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frame draw:style-name="gr5" draw:text-style-name="P5" draw:layer="layout" svg:width="1cm" svg:height="1cm" svg:x="17cm" svg:y="17.8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frame draw:style-name="gr5" draw:text-style-name="P5" draw:layer="layout" svg:width="1cm" svg:height="1cm" svg:x="7cm" svg:y="14.85cm">
          <draw:image xlink:href="Pictures/10000F3300000A7000000A707FE758CF48D94BA4.svg" xlink:type="simple" xlink:show="embed" xlink:actuate="onLoad" loext:mime-type="image/svg+xml">
            <text:p/>
          </draw:image>
          <draw:image xlink:href="Pictures/100002010000006500000065EE7D63290902AE95.png" xlink:type="simple" xlink:show="embed" xlink:actuate="onLoad" loext:mime-type="image/png"/>
        </draw:frame>
        <draw:frame draw:style-name="gr5" draw:text-style-name="P5" draw:layer="layout" svg:width="1cm" svg:height="1cm" svg:x="11cm" svg:y="15.85cm">
          <draw:image xlink:href="Pictures/10000F3300000A7000000A707FE758CF48D94BA4.svg" xlink:type="simple" xlink:show="embed" xlink:actuate="onLoad" loext:mime-type="image/svg+xml">
            <text:p/>
          </draw:image>
          <draw:image xlink:href="Pictures/100002010000006500000065EE7D63290902AE95.png" xlink:type="simple" xlink:show="embed" xlink:actuate="onLoad" loext:mime-type="image/png"/>
        </draw:frame>
        <draw:frame draw:style-name="gr5" draw:text-style-name="P5" draw:layer="layout" svg:width="1cm" svg:height="1cm" svg:x="17cm" svg:y="13.85cm">
          <draw:image xlink:href="Pictures/10000F3300000A7000000A707FE758CF48D94BA4.svg" xlink:type="simple" xlink:show="embed" xlink:actuate="onLoad" loext:mime-type="image/svg+xml">
            <text:p/>
          </draw:image>
          <draw:image xlink:href="Pictures/100002010000006500000065EE7D63290902AE95.png" xlink:type="simple" xlink:show="embed" xlink:actuate="onLoad" loext:mime-type="image/png"/>
        </draw:frame>
        <draw:frame draw:style-name="gr5" draw:text-style-name="P5" draw:layer="layout" svg:width="1cm" svg:height="1cm" svg:x="5cm" svg:y="16.8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frame draw:style-name="gr5" draw:text-style-name="P5" draw:layer="layout" svg:width="1cm" svg:height="1cm" svg:x="7cm" svg:y="16.8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frame draw:style-name="gr5" draw:text-style-name="P5" draw:layer="layout" svg:width="1cm" svg:height="1cm" svg:x="9cm" svg:y="16.8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frame draw:style-name="gr5" draw:text-style-name="P5" draw:layer="layout" svg:width="1cm" svg:height="1cm" svg:x="11cm" svg:y="16.8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frame draw:style-name="gr5" draw:text-style-name="P5" draw:layer="layout" svg:width="1cm" svg:height="1cm" svg:x="13cm" svg:y="16.8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frame draw:style-name="gr5" draw:text-style-name="P5" draw:layer="layout" svg:width="1cm" svg:height="1cm" svg:x="15cm" svg:y="16.8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frame draw:style-name="gr5" draw:text-style-name="P5" draw:layer="layout" svg:width="1cm" svg:height="1cm" svg:x="17cm" svg:y="16.8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frame draw:style-name="gr5" draw:text-style-name="P5" draw:layer="layout" svg:width="1cm" svg:height="1cm" svg:x="5cm" svg:y="15.8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frame draw:style-name="gr5" draw:text-style-name="P5" draw:layer="layout" svg:width="1cm" svg:height="1cm" svg:x="7cm" svg:y="15.8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frame draw:style-name="gr5" draw:text-style-name="P5" draw:layer="layout" svg:width="1cm" svg:height="1cm" svg:x="9cm" svg:y="15.8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frame draw:style-name="gr5" draw:text-style-name="P5" draw:layer="layout" svg:width="1cm" svg:height="1cm" svg:x="17cm" svg:y="15.8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frame draw:style-name="gr5" draw:text-style-name="P5" draw:layer="layout" svg:width="1cm" svg:height="1cm" svg:x="5cm" svg:y="14.8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frame draw:style-name="gr5" draw:text-style-name="P5" draw:layer="layout" svg:width="1cm" svg:height="1cm" svg:x="9cm" svg:y="14.8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frame draw:style-name="gr5" draw:text-style-name="P5" draw:layer="layout" svg:width="1cm" svg:height="1cm" svg:x="11cm" svg:y="14.8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frame draw:style-name="gr5" draw:text-style-name="P5" draw:layer="layout" svg:width="1cm" svg:height="1cm" svg:x="17cm" svg:y="14.8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frame draw:style-name="gr5" draw:text-style-name="P5" draw:layer="layout" svg:width="1cm" svg:height="1cm" svg:x="5cm" svg:y="13.8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frame draw:style-name="gr5" draw:text-style-name="P5" draw:layer="layout" svg:width="1cm" svg:height="1cm" svg:x="9cm" svg:y="13.8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frame draw:style-name="gr5" draw:text-style-name="P5" draw:layer="layout" svg:width="1cm" svg:height="1cm" svg:x="11cm" svg:y="13.8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frame draw:style-name="gr5" draw:text-style-name="P5" draw:layer="layout" svg:width="1cm" svg:height="1cm" svg:x="5cm" svg:y="12.8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frame draw:style-name="gr5" draw:text-style-name="P5" draw:layer="layout" svg:width="1cm" svg:height="1cm" svg:x="7cm" svg:y="12.8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frame draw:style-name="gr5" draw:text-style-name="P5" draw:layer="layout" svg:width="1cm" svg:height="1cm" svg:x="9cm" svg:y="12.8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frame draw:style-name="gr5" draw:text-style-name="P5" draw:layer="layout" svg:width="1cm" svg:height="1cm" svg:x="11cm" svg:y="12.8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frame draw:style-name="gr5" draw:text-style-name="P5" draw:layer="layout" svg:width="1cm" svg:height="1cm" svg:x="5cm" svg:y="11.8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frame draw:style-name="gr5" draw:text-style-name="P5" draw:layer="layout" svg:width="1cm" svg:height="1cm" svg:x="7cm" svg:y="11.8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frame draw:style-name="gr5" draw:text-style-name="P5" draw:layer="layout" svg:width="1cm" svg:height="1cm" svg:x="9cm" svg:y="11.8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frame draw:style-name="gr5" draw:text-style-name="P5" draw:layer="layout" svg:width="1cm" svg:height="1cm" svg:x="11cm" svg:y="11.8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line draw:style-name="gr6" draw:text-style-name="P6" draw:layer="layout" svg:x1="4.501cm" svg:y1="18.85cm" svg:x2="4.501cm" svg:y2="10.85cm">
          <text:p/>
        </draw:line>
        <draw:line draw:style-name="gr6" draw:text-style-name="P6" draw:layer="layout" svg:x1="2.5cm" svg:y1="11.85cm" svg:x2="18.5cm" svg:y2="11.85cm">
          <text:p/>
        </draw:line>
        <draw:frame draw:style-name="gr5" draw:text-style-name="P5" draw:layer="layout" svg:width="0.5cm" svg:height="0.5cm" svg:x="4.6cm" svg:y="19.6cm">
          <draw:image xlink:href="Pictures/10000F3300000A7000000A707FE758CF48D94BA4.svg" xlink:type="simple" xlink:show="embed" xlink:actuate="onLoad" loext:mime-type="image/svg+xml">
            <text:p/>
          </draw:image>
          <draw:image xlink:href="Pictures/100002010000006500000065EE7D63290902AE95.png" xlink:type="simple" xlink:show="embed" xlink:actuate="onLoad" loext:mime-type="image/png"/>
        </draw:frame>
        <draw:frame draw:style-name="gr5" draw:text-style-name="P5" draw:layer="layout" svg:width="0.5cm" svg:height="0.5cm" svg:x="4.6cm" svg:y="19.1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E5D0FC70099B64B8.png" xlink:type="simple" xlink:show="embed" xlink:actuate="onLoad" loext:mime-type="image/png"/>
        </draw:frame>
        <draw:custom-shape draw:style-name="gr7" draw:text-style-name="P8" draw:layer="layout" svg:width="9.901cm" svg:height="0.5cm" svg:x="5cm" svg:y="19.1cm">
          <text:p text:style-name="P7"><text:span text:style-name="T1">Il est recommandé de produire cette couche d’in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9.901cm" svg:height="0.5cm" svg:x="5cm" svg:y="19.6cm">
          <text:p text:style-name="P7"><text:span text:style-name="T1">L</text:span><text:span text:style-name="T1">a</text:span><text:span text:style-name="T1"> </text:span><text:span text:style-name="T1">p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e</text:span><text:span text:style-name="T1"> </text:span><text:span text:style-name="T1">c</text:span><text:span text:style-name="T1">e</text:span><text:span text:style-name="T1">t</text:span><text:span text:style-name="T1">t</text:span><text:span text:style-name="T1">e</text:span><text:span text:style-name="T1"> </text:span><text:span text:style-name="T1">c</text:span><text:span text:style-name="T1">o</text:span><text:span text:style-name="T1">u</text:span><text:span text:style-name="T1">c</text:span><text:span text:style-name="T1">h</text:span><text:span text:style-name="T1">e</text:span><text:span text:style-name="T1"> </text:span><text:span text:style-name="T1">d</text:span><text:span text:style-name="T1">’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o</text:span><text:span text:style-name="T1">i</text:span><text:span text:style-name="T1">t</text:span><text:span text:style-name="T1"> </text:span><text:span text:style-name="T1">ê</text:span><text:span text:style-name="T1">t</text:span><text:span text:style-name="T1">r</text:span><text:span text:style-name="T1">e</text:span><text:span text:style-name="T1"> </text:span><text:span text:style-name="T1">r</text:span><text:span text:style-name="T1">é</text:span><text:span text:style-name="T1">a</text:span><text:span text:style-name="T1">l</text:span><text:span text:style-name="T1">i</text:span><text:span text:style-name="T1">s</text:span><text:span text:style-name="T1">é</text:span><text:span text:style-name="T1">e</text:span><text:span text:style-name="T1"> </text:span><text:span text:style-name="T1">a</text:span><text:span text:style-name="T1">u</text:span><text:span text:style-name="T1"> </text:span><text:span text:style-name="T1">c</text:span><text:span text:style-name="T1">a</text:span><text:span text:style-name="T1">s</text:span><text:span text:style-name="T1"> </text:span><text:span text:style-name="T1">p</text:span><text:span text:style-name="T1">a</text:span><text:span text:style-name="T1">r</text:span><text:span text:style-name="T1"> </text:span><text:span text:style-name="T1">c</text:span><text:span text:style-name="T1">a</text:span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alentin Grimaud</meta:initial-creator>
    <meta:creation-date>2021-03-03T10:51:30.858243263</meta:creation-date>
    <dc:date>2021-03-03T11:19:24.585161208</dc:date>
    <dc:creator>Valentin Grimaud</dc:creator>
    <meta:editing-duration>PT4M13S</meta:editing-duration>
    <meta:editing-cycles>1</meta:editing-cycles>
    <meta:document-statistic meta:object-count="56"/>
    <meta:generator>LibreOffice/6.4.6.2$Linux_X86_64 LibreOffice_project/40$Build-2</meta:generator>
  </office:meta>
</office:document-meta>
</file>